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FontType3.PDFFontType3( String fontname , String basefont , Object encoding , PDFRectangle fontBBox , PDFArray fontMatrix , PDFCharProcs charPro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FontType3.setFontBBox( PDFRectangle b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ontType3.PDFFontType3( String fontname , String basefont , Object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ontType3.setFontMatrix( PDFArray matr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ontType3.setCharProcs( PDFCharProcs ch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